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24" style:family="table-cell" style:parent-style-name="Default">
      <style:table-cell-properties fo:border-bottom="0.06pt solid #000000" fo:border-left="0.99pt groove #000000" fo:border-right="0.99pt groove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8"/>
        <table:table-column table:style-name="co3" table:number-columns-repeated="2" table:default-cell-style-name="ce8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ock Queue</text:p>
          </table:table-cell>
          <table:table-cell table:style-name="ce1"/>
          <table:table-cell table:style-name="ce5" table:number-columns-repeated="4"/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Enq_Time[ms]</text:p>
          </table:table-cell>
          <table:table-cell table:style-name="ce2" office:value-type="string" calcext:value-type="string">
            <text:p>Deq_Time[ms]</text:p>
          </table:table-cell>
          <table:table-cell/>
          <table:table-cell office:value-type="string" calcext:value-type="string">
            <text:p>NumThreads</text:p>
          </table:table-cell>
          <table:table-cell table:style-name="ce26" office:value-type="string" calcext:value-type="string">
            <text:p>DeqMops</text:p>
          </table:table-cell>
          <table:table-cell office:value-type="string" calcext:value-type="string">
            <text:p>T_Avg_Deq</text:p>
          </table:table-cell>
          <table:table-cell table:style-name="ce26" office:value-type="string" calcext:value-type="string">
            <text:p>EnqMops</text:p>
          </table:table-cell>
          <table:table-cell office:value-type="string" calcext:value-type="string">
            <text:p>T_Avg_Enq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20" calcext:value-type="float">
            <text:p>220</text:p>
          </table:table-cell>
          <table:table-cell/>
          <table:table-cell table:style-name="ce25" table:formula="of:=[.C3]" office:value-type="float" office:value="1" calcext:value-type="float">
            <text:p>1</text:p>
          </table:table-cell>
          <table:table-cell table:style-name="ce25" table:formula="of:=[.E3]/([.K3]*10^3)" office:value-type="float" office:value="45.4545454545455" calcext:value-type="float">
            <text:p>45.4545454545455</text:p>
          </table:table-cell>
          <table:table-cell table:formula="of:=AVERAGE([.G3:.G12])" office:value-type="float" office:value="220" calcext:value-type="float">
            <text:p>220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3:.F12])" office:value-type="float" office:value="0" calcext:value-type="float">
            <text:p>0</text:p>
          </table:table-cell>
          <table:table-cell table:formula="of:=[.J3]+[.L3]" office:value-type="float" office:value="45.4545454545455" calcext:value-type="float">
            <text:p>45.4545454545455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5" table:formula="of:=[.C13]" office:value-type="float" office:value="2" calcext:value-type="float">
            <text:p>2</text:p>
          </table:table-cell>
          <table:table-cell table:style-name="ce25" table:formula="of:=[.E4]/([.K4]*10^3)" office:value-type="float" office:value="20.4123290467442" calcext:value-type="float">
            <text:p>20.4123290467442</text:p>
          </table:table-cell>
          <table:table-cell table:formula="of:=AVERAGE([.G13:.G22])" office:value-type="float" office:value="489.9" calcext:value-type="float">
            <text:p>489.9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3:.F22])" office:value-type="float" office:value="0" calcext:value-type="float">
            <text:p>0</text:p>
          </table:table-cell>
          <table:table-cell table:formula="of:=[.J4]+[.L4]" office:value-type="float" office:value="20.4123290467442" calcext:value-type="float">
            <text:p>20.412329046744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5" table:formula="of:=[.C23]" office:value-type="float" office:value="4" calcext:value-type="float">
            <text:p>4</text:p>
          </table:table-cell>
          <table:table-cell table:style-name="ce25" table:formula="of:=[.E5]/([.K5]*10^3)" office:value-type="float" office:value="11.8891927238141" calcext:value-type="float">
            <text:p>11.8891927238141</text:p>
          </table:table-cell>
          <table:table-cell table:formula="of:=AVERAGE([.G23:.G32])" office:value-type="float" office:value="841.1" calcext:value-type="float">
            <text:p>841.1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3:.F32])" office:value-type="float" office:value="0" calcext:value-type="float">
            <text:p>0</text:p>
          </table:table-cell>
          <table:table-cell table:formula="of:=[.J5]+[.L5]" office:value-type="float" office:value="11.8891927238141" calcext:value-type="float">
            <text:p>11.8891927238141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 table:formula="of:=[.C33]" office:value-type="float" office:value="8" calcext:value-type="float">
            <text:p>8</text:p>
          </table:table-cell>
          <table:table-cell table:style-name="ce25" table:formula="of:=[.E6]/([.K6]*10^3)" office:value-type="float" office:value="13.7098985467508" calcext:value-type="float">
            <text:p>13.7098985467508</text:p>
          </table:table-cell>
          <table:table-cell table:formula="of:=AVERAGE([.G33:.G42])" office:value-type="float" office:value="729.4" calcext:value-type="float">
            <text:p>729.4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33:.F42])" office:value-type="float" office:value="0" calcext:value-type="float">
            <text:p>0</text:p>
          </table:table-cell>
          <table:table-cell table:formula="of:=[.J6]+[.L6]" office:value-type="float" office:value="13.7098985467508" calcext:value-type="float">
            <text:p>13.7098985467508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 table:formula="of:=[.C43]" office:value-type="float" office:value="16" calcext:value-type="float">
            <text:p>16</text:p>
          </table:table-cell>
          <table:table-cell table:style-name="ce25" table:formula="of:=[.E7]/([.K7]*10^3)" office:value-type="float" office:value="13.0548302872063" calcext:value-type="float">
            <text:p>13.0548302872063</text:p>
          </table:table-cell>
          <table:table-cell table:formula="of:=AVERAGE([.G43:.G52])" office:value-type="float" office:value="766" calcext:value-type="float">
            <text:p>766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43:.F52])" office:value-type="float" office:value="0" calcext:value-type="float">
            <text:p>0</text:p>
          </table:table-cell>
          <table:table-cell table:formula="of:=[.J7]+[.L7]" office:value-type="float" office:value="13.0548302872063" calcext:value-type="float">
            <text:p>13.0548302872063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 table:formula="of:=[.C53]" office:value-type="float" office:value="24" calcext:value-type="float">
            <text:p>24</text:p>
          </table:table-cell>
          <table:table-cell table:style-name="ce25" table:formula="of:=[.E8]/([.K8]*10^3)" office:value-type="float" office:value="12.3456790123457" calcext:value-type="float">
            <text:p>12.3456790123457</text:p>
          </table:table-cell>
          <table:table-cell table:formula="of:=AVERAGE([.G53:.G62])" office:value-type="float" office:value="810" calcext:value-type="float">
            <text:p>810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53:.F62])" office:value-type="float" office:value="0" calcext:value-type="float">
            <text:p>0</text:p>
          </table:table-cell>
          <table:table-cell table:formula="of:=[.J8]+[.L8]" office:value-type="float" office:value="12.3456790123457" calcext:value-type="float">
            <text:p>12.3456790123457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 table:formula="of:=[.C63]" office:value-type="float" office:value="32" calcext:value-type="float">
            <text:p>32</text:p>
          </table:table-cell>
          <table:table-cell table:style-name="ce25" table:formula="of:=[.E9]/([.K9]*10^3)" office:value-type="float" office:value="12.0091269364717" calcext:value-type="float">
            <text:p>12.0091269364717</text:p>
          </table:table-cell>
          <table:table-cell table:formula="of:=AVERAGE([.G63:.G72])" office:value-type="float" office:value="832.7" calcext:value-type="float">
            <text:p>832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63:.F72])" office:value-type="float" office:value="0" calcext:value-type="float">
            <text:p>0</text:p>
          </table:table-cell>
          <table:table-cell table:formula="of:=[.J9]+[.L9]" office:value-type="float" office:value="12.0091269364717" calcext:value-type="float">
            <text:p>12.0091269364717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000000" calcext:value-type="float">
            <text:p>100000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40" calcext:value-type="float">
            <text:p>44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5" table:number-columns-repeated="4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table:number-columns-repeated="7"/>
        </table:table-row>
        <table:table-row table:style-name="ro1">
          <table:table-cell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000000" calcext:value-type="float">
            <text:p>100000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09" calcext:value-type="float">
            <text:p>809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6" table:number-columns-repeated="2"/>
          <table:table-cell table:style-name="ce25" table:number-columns-repeated="5"/>
          <table:table-cell table:number-columns-repeated="7"/>
        </table:table-row>
        <table:table-row table:style-name="ro1">
          <table:table-cell table:style-name="ce26" table:number-columns-repeated="7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 table:number-rows-repeated="7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  <table:table-row table:style-name="ro1" table:number-rows-repeated="2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1" office:value-type="string" calcext:value-type="string">
            <text:p>Double Lock Queue</text:p>
          </table:table-cell>
          <table:table-cell table:style-name="ce1"/>
          <table:table-cell table:style-name="ce5" table:number-columns-repeated="4"/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Enq_Time[ms]</text:p>
          </table:table-cell>
          <table:table-cell table:style-name="ce2" office:value-type="string" calcext:value-type="string">
            <text:p>Deq_Time[ms]</text:p>
          </table:table-cell>
          <table:table-cell/>
          <table:table-cell office:value-type="string" calcext:value-type="string">
            <text:p>NumThreads</text:p>
          </table:table-cell>
          <table:table-cell table:style-name="ce26" office:value-type="string" calcext:value-type="string">
            <text:p>DeqMops</text:p>
          </table:table-cell>
          <table:table-cell office:value-type="string" calcext:value-type="string">
            <text:p>T_Avg_Deq</text:p>
          </table:table-cell>
          <table:table-cell table:style-name="ce26" office:value-type="string" calcext:value-type="string">
            <text:p>EnqMops</text:p>
          </table:table-cell>
          <table:table-cell office:value-type="string" calcext:value-type="string">
            <text:p>T_Avg_Enq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00000" calcext:value-type="float">
            <text:p>1000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9" calcext:value-type="float">
            <text:p>219</text:p>
          </table:table-cell>
          <table:table-cell/>
          <table:table-cell table:style-name="ce25" table:formula="of:=[.C87]" office:value-type="float" office:value="1" calcext:value-type="float">
            <text:p>1</text:p>
          </table:table-cell>
          <table:table-cell table:style-name="ce25" table:formula="of:=[.E87]/([.K87]*10^3)" office:value-type="float" office:value="45.5166135639508" calcext:value-type="float">
            <text:p>45.5166135639508</text:p>
          </table:table-cell>
          <table:table-cell table:formula="of:=AVERAGE([.G87:.G96])" office:value-type="float" office:value="219.7" calcext:value-type="float">
            <text:p>219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87:.F96])" office:value-type="float" office:value="0" calcext:value-type="float">
            <text:p>0</text:p>
          </table:table-cell>
          <table:table-cell table:formula="of:=[.J87]+[.L87]" office:value-type="float" office:value="45.5166135639508" calcext:value-type="float">
            <text:p>45.5166135639508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25" table:formula="of:=[.C97]" office:value-type="float" office:value="2" calcext:value-type="float">
            <text:p>2</text:p>
          </table:table-cell>
          <table:table-cell table:style-name="ce25" table:formula="of:=[.E88]/([.K88]*10^3)" office:value-type="float" office:value="18.8857412653447" calcext:value-type="float">
            <text:p>18.8857412653447</text:p>
          </table:table-cell>
          <table:table-cell table:formula="of:=AVERAGE([.G97:.G106])" office:value-type="float" office:value="529.5" calcext:value-type="float">
            <text:p>529.5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97:.F106])" office:value-type="float" office:value="0" calcext:value-type="float">
            <text:p>0</text:p>
          </table:table-cell>
          <table:table-cell table:formula="of:=[.J88]+[.L88]" office:value-type="float" office:value="18.8857412653447" calcext:value-type="float">
            <text:p>18.8857412653447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9" calcext:value-type="float">
            <text:p>219</text:p>
          </table:table-cell>
          <table:table-cell/>
          <table:table-cell table:style-name="ce25" table:formula="of:=[.C107]" office:value-type="float" office:value="4" calcext:value-type="float">
            <text:p>4</text:p>
          </table:table-cell>
          <table:table-cell table:style-name="ce25" table:formula="of:=[.E89]/([.K89]*10^3)" office:value-type="float" office:value="11.6306117701791" calcext:value-type="float">
            <text:p>11.6306117701791</text:p>
          </table:table-cell>
          <table:table-cell table:formula="of:=AVERAGE([.G107:.G116])" office:value-type="float" office:value="859.8" calcext:value-type="float">
            <text:p>859.8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07:.F116])" office:value-type="float" office:value="0" calcext:value-type="float">
            <text:p>0</text:p>
          </table:table-cell>
          <table:table-cell table:formula="of:=[.J89]+[.L89]" office:value-type="float" office:value="11.6306117701791" calcext:value-type="float">
            <text:p>11.6306117701791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25" table:formula="of:=[.C117]" office:value-type="float" office:value="8" calcext:value-type="float">
            <text:p>8</text:p>
          </table:table-cell>
          <table:table-cell table:style-name="ce25" table:formula="of:=[.E90]/([.K90]*10^3)" office:value-type="float" office:value="13.410218586563" calcext:value-type="float">
            <text:p>13.410218586563</text:p>
          </table:table-cell>
          <table:table-cell table:formula="of:=AVERAGE([.G117:.G126])" office:value-type="float" office:value="745.7" calcext:value-type="float">
            <text:p>745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17:.F126])" office:value-type="float" office:value="0" calcext:value-type="float">
            <text:p>0</text:p>
          </table:table-cell>
          <table:table-cell table:formula="of:=[.J90]+[.L90]" office:value-type="float" office:value="13.410218586563" calcext:value-type="float">
            <text:p>13.410218586563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25" table:formula="of:=[.C127]" office:value-type="float" office:value="16" calcext:value-type="float">
            <text:p>16</text:p>
          </table:table-cell>
          <table:table-cell table:style-name="ce25" table:formula="of:=[.E91]/([.K91]*10^3)" office:value-type="float" office:value="13.0582397492818" calcext:value-type="float">
            <text:p>13.0582397492818</text:p>
          </table:table-cell>
          <table:table-cell table:formula="of:=AVERAGE([.G127:.G136])" office:value-type="float" office:value="765.8" calcext:value-type="float">
            <text:p>765.8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27:.F136])" office:value-type="float" office:value="0" calcext:value-type="float">
            <text:p>0</text:p>
          </table:table-cell>
          <table:table-cell table:formula="of:=[.J91]+[.L91]" office:value-type="float" office:value="13.0582397492818" calcext:value-type="float">
            <text:p>13.0582397492818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9" calcext:value-type="float">
            <text:p>219</text:p>
          </table:table-cell>
          <table:table-cell/>
          <table:table-cell table:style-name="ce25" table:formula="of:=[.C137]" office:value-type="float" office:value="24" calcext:value-type="float">
            <text:p>24</text:p>
          </table:table-cell>
          <table:table-cell table:style-name="ce25" table:formula="of:=[.E92]/([.K92]*10^3)" office:value-type="float" office:value="12.2144863808477" calcext:value-type="float">
            <text:p>12.2144863808477</text:p>
          </table:table-cell>
          <table:table-cell table:formula="of:=AVERAGE([.G137:.G146])" office:value-type="float" office:value="818.7" calcext:value-type="float">
            <text:p>818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37:.F146])" office:value-type="float" office:value="0" calcext:value-type="float">
            <text:p>0</text:p>
          </table:table-cell>
          <table:table-cell table:formula="of:=[.J92]+[.L92]" office:value-type="float" office:value="12.2144863808477" calcext:value-type="float">
            <text:p>12.2144863808477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1" calcext:value-type="float">
            <text:p>221</text:p>
          </table:table-cell>
          <table:table-cell/>
          <table:table-cell table:style-name="ce25" table:formula="of:=[.C147]" office:value-type="float" office:value="32" calcext:value-type="float">
            <text:p>32</text:p>
          </table:table-cell>
          <table:table-cell table:style-name="ce25" table:formula="of:=[.E93]/([.K93]*10^3)" office:value-type="float" office:value="12.070006035003" calcext:value-type="float">
            <text:p>12.070006035003</text:p>
          </table:table-cell>
          <table:table-cell table:formula="of:=AVERAGE([.G147:.G156])" office:value-type="float" office:value="828.5" calcext:value-type="float">
            <text:p>828.5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47:.F156])" office:value-type="float" office:value="0" calcext:value-type="float">
            <text:p>0</text:p>
          </table:table-cell>
          <table:table-cell table:formula="of:=[.J93]+[.L93]" office:value-type="float" office:value="12.070006035003" calcext:value-type="float">
            <text:p>12.070006035003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9" calcext:value-type="float">
            <text:p>219</text:p>
          </table:table-cell>
          <table:table-cell/>
          <table:table-cell table:style-name="ce25" table:formula="of:=[.C157]" office:value-type="float" office:value="0" calcext:value-type="float">
            <text:p>0</text:p>
          </table:table-cell>
          <table:table-cell table:style-name="ce25" table:formula="of:=[.E94]/([.K94]*10^3)" office:value-type="string" office:string-value="" calcext:value-type="error">
            <text:p>#DIV/0!</text:p>
          </table:table-cell>
          <table:table-cell table:formula="of:=AVERAGE([.G157:.G166])" office:value-type="string" office:string-value="" calcext:value-type="error">
            <text:p>#DIV/0!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48:.F157])" office:value-type="float" office:value="0" calcext:value-type="float">
            <text:p>0</text:p>
          </table:table-cell>
          <table:table-cell table:formula="of:=[.J94]+[.L94]" office:value-type="string" office:string-value="" calcext:value-type="error">
            <text:p>#DIV/0!</text:p>
          </table:table-cell>
        </table:table-row>
        <table:table-row table:style-name="ro1">
          <table:table-cell table:style-name="ce3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4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28" calcext:value-type="float">
            <text:p>42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9" calcext:value-type="float">
            <text:p>54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00000" calcext:value-type="float">
            <text:p>1000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3" calcext:value-type="float">
            <text:p>40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86" calcext:value-type="float">
            <text:p>78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71" calcext:value-type="float">
            <text:p>57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05" calcext:value-type="float">
            <text:p>50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66" calcext:value-type="float">
            <text:p>46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56" calcext:value-type="float">
            <text:p>55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41" calcext:value-type="float">
            <text:p>54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90" calcext:value-type="float">
            <text:p>49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82" calcext:value-type="float">
            <text:p>88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62" calcext:value-type="float">
            <text:p>86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9" calcext:value-type="float">
            <text:p>77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69" calcext:value-type="float">
            <text:p>86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1" calcext:value-type="float">
            <text:p>85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92" calcext:value-type="float">
            <text:p>89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88" calcext:value-type="float">
            <text:p>88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08" calcext:value-type="float">
            <text:p>90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9" calcext:value-type="float">
            <text:p>81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8" calcext:value-type="float">
            <text:p>848</text:p>
          </table:table-cell>
          <table:table-cell/>
          <table:table-cell table:style-name="ce25" table:number-columns-repeated="4"/>
          <table:table-cell table:number-columns-repeated="2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37" calcext:value-type="float">
            <text:p>737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9" calcext:value-type="float">
            <text:p>799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3" calcext:value-type="float">
            <text:p>773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6" calcext:value-type="float">
            <text:p>776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4" calcext:value-type="float">
            <text:p>794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49" calcext:value-type="float">
            <text:p>749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71" calcext:value-type="float">
            <text:p>771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5" calcext:value-type="float">
            <text:p>795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5" calcext:value-type="float">
            <text:p>815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28" calcext:value-type="float">
            <text:p>828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1" calcext:value-type="float">
            <text:p>841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11" calcext:value-type="float">
            <text:p>811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7" calcext:value-type="float">
            <text:p>797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98" calcext:value-type="float">
            <text:p>798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55" calcext:value-type="float">
            <text:p>755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4" calcext:value-type="float">
            <text:p>834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9" calcext:value-type="float">
            <text:p>839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7" calcext:value-type="float">
            <text:p>857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5" calcext:value-type="float">
            <text:p>835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34" calcext:value-type="float">
            <text:p>834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29" calcext:value-type="float">
            <text:p>829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00000" calcext:value-type="float">
            <text:p>1000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0" calcext:value-type="float">
            <text:p>100000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14" calcext:value-type="float">
            <text:p>814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6" table:number-columns-repeated="2"/>
          <table:table-cell table:style-name="ce25" table:number-columns-repeated="5"/>
          <table:table-cell table:number-columns-repeated="7"/>
        </table:table-row>
        <table:table-row table:style-name="ro1">
          <table:table-cell table:style-name="ce26" table:number-columns-repeated="7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 table:number-rows-repeated="7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SCQ</text:p>
          </table:table-cell>
          <table:table-cell table:style-name="ce1"/>
          <table:table-cell table:style-name="ce5" table:number-columns-repeated="4"/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Enq_Time[ms]</text:p>
          </table:table-cell>
          <table:table-cell table:style-name="ce2" office:value-type="string" calcext:value-type="string">
            <text:p>Deq_Time[ms]</text:p>
          </table:table-cell>
          <table:table-cell/>
          <table:table-cell office:value-type="string" calcext:value-type="string">
            <text:p>NumThreads</text:p>
          </table:table-cell>
          <table:table-cell table:style-name="ce26" office:value-type="string" calcext:value-type="string">
            <text:p>DeqMops</text:p>
          </table:table-cell>
          <table:table-cell office:value-type="string" calcext:value-type="string">
            <text:p>T_Avg_Deq</text:p>
          </table:table-cell>
          <table:table-cell table:style-name="ce26" office:value-type="string" calcext:value-type="string">
            <text:p>EnqMops</text:p>
          </table:table-cell>
          <table:table-cell office:value-type="string" calcext:value-type="string">
            <text:p>T_Avg_Enq</text:p>
          </table:table-cell>
          <table:table-cell table:style-name="ce26" office:value-type="string" calcext:value-type="string">
            <text:p>TotalMops</text:p>
          </table:table-cell>
        </table:table-row>
        <table:table-row table:style-name="ro1">
          <table:table-cell table:style-name="ce3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7" calcext:value-type="float">
            <text:p>117</text:p>
          </table:table-cell>
          <table:table-cell/>
          <table:table-cell table:style-name="ce25" table:formula="of:=[.C170]" office:value-type="float" office:value="1" calcext:value-type="float">
            <text:p>1</text:p>
          </table:table-cell>
          <table:table-cell table:style-name="ce25" table:formula="of:=[.E170]/([.K170]*10^3)" office:value-type="float" office:value="85.4700854700855" calcext:value-type="float">
            <text:p>85.4700854700855</text:p>
          </table:table-cell>
          <table:table-cell table:formula="of:=AVERAGE([.G170:.G179])" office:value-type="float" office:value="117" calcext:value-type="float">
            <text:p>11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70:.F179])" office:value-type="float" office:value="0" calcext:value-type="float">
            <text:p>0</text:p>
          </table:table-cell>
          <table:table-cell table:formula="of:=[.J170]+[.L170]" office:value-type="float" office:value="85.4700854700855" calcext:value-type="float">
            <text:p>85.4700854700855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formula="of:=[.C180]" office:value-type="float" office:value="2" calcext:value-type="float">
            <text:p>2</text:p>
          </table:table-cell>
          <table:table-cell table:style-name="ce25" table:formula="of:=[.E171]/([.K171]*10^3)" office:value-type="float" office:value="7.86843968840979" calcext:value-type="float">
            <text:p>7.86843968840979</text:p>
          </table:table-cell>
          <table:table-cell table:formula="of:=AVERAGE([.G180:.G189])" office:value-type="float" office:value="1270.9" calcext:value-type="float">
            <text:p>1270.9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80:.F189])" office:value-type="float" office:value="0" calcext:value-type="float">
            <text:p>0</text:p>
          </table:table-cell>
          <table:table-cell table:formula="of:=[.J171]+[.L171]" office:value-type="float" office:value="7.86843968840979" calcext:value-type="float">
            <text:p>7.8684396884097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formula="of:=[.C190]" office:value-type="float" office:value="4" calcext:value-type="float">
            <text:p>4</text:p>
          </table:table-cell>
          <table:table-cell table:style-name="ce25" table:formula="of:=[.E172]/([.K172]*10^3)" office:value-type="float" office:value="5.0193243989359" calcext:value-type="float">
            <text:p>5.0193243989359</text:p>
          </table:table-cell>
          <table:table-cell table:formula="of:=AVERAGE([.G190:.G199])" office:value-type="float" office:value="1992.3" calcext:value-type="float">
            <text:p>1992.3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190:.F199])" office:value-type="float" office:value="0" calcext:value-type="float">
            <text:p>0</text:p>
          </table:table-cell>
          <table:table-cell table:formula="of:=[.J172]+[.L172]" office:value-type="float" office:value="5.0193243989359" calcext:value-type="float">
            <text:p>5.019324398935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formula="of:=[.C200]" office:value-type="float" office:value="8" calcext:value-type="float">
            <text:p>8</text:p>
          </table:table-cell>
          <table:table-cell table:style-name="ce25" table:formula="of:=[.E173]/([.K173]*10^3)" office:value-type="float" office:value="6.15877317238406" calcext:value-type="float">
            <text:p>6.15877317238406</text:p>
          </table:table-cell>
          <table:table-cell table:formula="of:=AVERAGE([.G200:.G209])" office:value-type="float" office:value="1623.7" calcext:value-type="float">
            <text:p>1623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00:.F209])" office:value-type="float" office:value="0" calcext:value-type="float">
            <text:p>0</text:p>
          </table:table-cell>
          <table:table-cell table:formula="of:=[.J173]+[.L173]" office:value-type="float" office:value="6.15877317238406" calcext:value-type="float">
            <text:p>6.15877317238406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formula="of:=[.C210]" office:value-type="float" office:value="16" calcext:value-type="float">
            <text:p>16</text:p>
          </table:table-cell>
          <table:table-cell table:style-name="ce25" table:formula="of:=[.E174]/([.K174]*10^3)" office:value-type="float" office:value="6.09273137147383" calcext:value-type="float">
            <text:p>6.09273137147383</text:p>
          </table:table-cell>
          <table:table-cell table:formula="of:=AVERAGE([.G210:.G219])" office:value-type="float" office:value="1641.3" calcext:value-type="float">
            <text:p>1641.3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10:.F219])" office:value-type="float" office:value="0" calcext:value-type="float">
            <text:p>0</text:p>
          </table:table-cell>
          <table:table-cell table:formula="of:=[.J174]+[.L174]" office:value-type="float" office:value="6.09273137147383" calcext:value-type="float">
            <text:p>6.09273137147383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formula="of:=[.C220]" office:value-type="float" office:value="24" calcext:value-type="float">
            <text:p>24</text:p>
          </table:table-cell>
          <table:table-cell table:style-name="ce25" table:formula="of:=[.E175]/([.K175]*10^3)" office:value-type="float" office:value="6.65026268537607" calcext:value-type="float">
            <text:p>6.65026268537607</text:p>
          </table:table-cell>
          <table:table-cell table:formula="of:=AVERAGE([.G220:.G229])" office:value-type="float" office:value="1503.7" calcext:value-type="float">
            <text:p>1503.7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20:.F229])" office:value-type="float" office:value="0" calcext:value-type="float">
            <text:p>0</text:p>
          </table:table-cell>
          <table:table-cell table:formula="of:=[.J175]+[.L175]" office:value-type="float" office:value="6.65026268537607" calcext:value-type="float">
            <text:p>6.65026268537607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formula="of:=[.C230]" office:value-type="float" office:value="32" calcext:value-type="float">
            <text:p>32</text:p>
          </table:table-cell>
          <table:table-cell table:style-name="ce25" table:formula="of:=[.E176]/([.K176]*10^3)" office:value-type="float" office:value="7.42280285035629" calcext:value-type="float">
            <text:p>7.42280285035629</text:p>
          </table:table-cell>
          <table:table-cell table:formula="of:=AVERAGE([.G230:.G239])" office:value-type="float" office:value="1347.2" calcext:value-type="float">
            <text:p>1347.2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30:.F239])" office:value-type="float" office:value="0" calcext:value-type="float">
            <text:p>0</text:p>
          </table:table-cell>
          <table:table-cell table:formula="of:=[.J176]+[.L176]" office:value-type="float" office:value="7.42280285035629" calcext:value-type="float">
            <text:p>7.4228028503562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formula="of:=[.C240]" office:value-type="float" office:value="0" calcext:value-type="float">
            <text:p>0</text:p>
          </table:table-cell>
          <table:table-cell table:style-name="ce25" table:formula="of:=[.E177]/([.K177]*10^3)" office:value-type="string" office:string-value="" calcext:value-type="error">
            <text:p>#DIV/0!</text:p>
          </table:table-cell>
          <table:table-cell table:formula="of:=AVERAGE([.G240:.G249])" office:value-type="string" office:string-value="" calcext:value-type="error">
            <text:p>#DIV/0!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formula="of:=AVERAGE([.F231:.F240])" office:value-type="float" office:value="0" calcext:value-type="float">
            <text:p>0</text:p>
          </table:table-cell>
          <table:table-cell table:formula="of:=[.J177]+[.L177]" office:value-type="string" office:string-value="" calcext:value-type="error">
            <text:p>#DIV/0!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style-name="ce2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6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000000" calcext:value-type="float">
            <text:p>100000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92" calcext:value-type="float">
            <text:p>109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ce25" table:number-columns-repeated="2"/>
          <table:table-cell/>
          <table:table-cell table:style-name="ce25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5" table:number-columns-repeated="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table:number-columns-repeated="7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000000" calcext:value-type="float">
            <text:p>100000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325" calcext:value-type="float">
            <text:p>132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6" table:number-columns-repeated="2"/>
          <table:table-cell table:style-name="ce25" table:number-columns-repeated="5"/>
          <table:table-cell table:number-columns-repeated="7"/>
        </table:table-row>
        <table:table-row table:style-name="ro1">
          <table:table-cell table:style-name="ce26" table:number-columns-repeated="7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 table:number-rows-repeated="6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  <table:table-row table:style-name="ro1">
          <table:table-cell table:style-name="ce25" table:number-columns-repeated="7"/>
          <table:table-cell/>
          <table:table-cell table:style-name="ce25" table:number-columns-repeated="2"/>
          <table:table-cell/>
          <table:table-cell table:style-name="ce3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6:01:19.285693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3:34:10.893767301</meta:creation-date>
    <dc:date>2021-06-18T16:16:57.335510941</dc:date>
    <meta:editing-duration>PT2H30M50S</meta:editing-duration>
    <meta:editing-cycles>8</meta:editing-cycles>
    <meta:generator>LibreOffice/6.4.7.2$Linux_X86_64 LibreOffice_project/40$Build-2</meta:generator>
    <meta:document-statistic meta:table-count="1" meta:cell-count="1440" meta:object-count="0"/>
  </office:meta>
</office:document-meta>
</file>